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7.936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nder</text:p>
          </table:table-cell>
          <table:table-cell office:value-type="string">
            <text:p>Recipent</text:p>
          </table:table-cell>
          <table:table-cell office:value-type="string">
            <text:p>Subject</text:p>
          </table:table-cell>
          <table:table-cell office:value-type="string">
            <text:p>Body</text:p>
          </table:table-cell>
        </table:table-row>
        <table:table-row table:style-name="ro2">
          <table:table-cell office:value-type="string">
            <text:p><text:a xlink:href="mailto:parasporwal@qainfotech.com">parasporwal@qainfotech.com</text:a></text:p>
          </table:table-cell>
          <table:table-cell office:value-type="string">
            <text:p><text:a xlink:href="mailto:mayankchauhan@qainfotech.com">mayankchauhan@qainfotech.com</text:a></text:p>
          </table:table-cell>
          <table:table-cell office:value-type="string">
            <text:p>TestMail</text:p>
          </table:table-cell>
          <table:table-cell office:value-type="string">
            <text:p>Hi, This is automated test mail.</text:p>
          </table:table-cell>
        </table:table-row>
        <table:table-row table:style-name="ro2">
          <table:table-cell/>
          <table:table-cell office:value-type="string">
            <text:p><text:a xlink:href="mailto:ankitmalik@qainfotech.com">ankitmalik@qainfotech.com</text:a></text:p>
          </table:table-cell>
          <table:table-cell office:value-type="string">
            <text:p>TestMail</text:p>
          </table:table-cell>
          <table:table-cell office:value-type="string">
            <text:p>Hi, This is automated test mail. Kindly ignore this.</text:p>
          </table:table-cell>
        </table:table-row>
        <table:table-row table:style-name="ro2">
          <table:table-cell/>
          <table:table-cell office:value-type="string">
            <text:p><text:a xlink:href="mailto:porwalparascs97@gmail.com">porwalparascs97@gmail.com</text:a></text:p>
          </table:table-cell>
          <table:table-cell office:value-type="string">
            <text:p>TestMail</text:p>
          </table:table-cell>
          <table:table-cell office:value-type="string">
            <text:p>Hi, This is automated test mail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10/08/2017</text:date>, <text:time>12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58:52.64</meta:creation-date>
    <dc:date>2017-08-10T12:28:11.58</dc:date>
    <meta:editing-duration>PT5M12S</meta:editing-duration>
    <meta:editing-cycles>4</meta:editing-cycles>
    <meta:generator>OpenOffice/4.1.1$Win32 OpenOffice.org_project/411m6$Build-9775</meta:generator>
    <meta:document-statistic meta:table-count="3" meta:cell-count="14" meta:object-count="0"/>
  </office:meta>
</office:document-meta>
</file>